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ommender System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Precision on top k</text:p>
          </table:table-cell>
          <table:table-cell office:value-type="string" calcext:value-type="string">
            <text:p>Spearman Rank</text:p>
          </table:table-cell>
          <table:table-cell office:value-type="string" calcext:value-type="string">
            <text:p>Time taken </text:p>
          </table:table-cell>
        </table:table-row>
        <table:table-row table:style-name="ro1">
          <table:table-cell office:value-type="string" calcext:value-type="string">
            <text:p>Collaborative</text:p>
          </table:table-cell>
          <table:table-cell office:value-type="float" office:value="1.748" calcext:value-type="float">
            <text:p>1.748</text:p>
          </table:table-cell>
          <table:table-cell office:value-type="float" office:value="75.62" calcext:value-type="float">
            <text:p>75.6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32.67" calcext:value-type="float">
            <text:p>2532.67</text:p>
          </table:table-cell>
        </table:table-row>
        <table:table-row table:style-name="ro1">
          <table:table-cell office:value-type="string" calcext:value-type="string">
            <text:p>Collaborative along with baseline</text:p>
          </table:table-cell>
          <table:table-cell office:value-type="float" office:value="1.296" calcext:value-type="float">
            <text:p>1.296</text:p>
          </table:table-cell>
          <table:table-cell office:value-type="float" office:value="79.65" calcext:value-type="float">
            <text:p>79.65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2380.36" calcext:value-type="float">
            <text:p>2380.36</text:p>
          </table:table-cell>
        </table:table-row>
        <table:table-row table:style-name="ro1">
          <table:table-cell office:value-type="string" calcext:value-type="string">
            <text:p>SVD</text:p>
          </table:table-cell>
          <table:table-cell office:value-type="float" office:value="1.116" calcext:value-type="float">
            <text:p>1.116</text:p>
          </table:table-cell>
          <table:table-cell office:value-type="float" office:value="66.881" calcext:value-type="float">
            <text:p>66.881</text:p>
          </table:table-cell>
          <table:table-cell office:value-type="float" office:value="0.9999978" calcext:value-type="float">
            <text:p>0.9999978</text:p>
          </table:table-cell>
          <table:table-cell office:value-type="float" office:value="91.528" calcext:value-type="float">
            <text:p>91.528</text:p>
          </table:table-cell>
        </table:table-row>
        <table:table-row table:style-name="ro1">
          <table:table-cell office:value-type="string" calcext:value-type="string">
            <text:p>SVD with 90% energy retention </text:p>
          </table:table-cell>
          <table:table-cell office:value-type="float" office:value="1.076" calcext:value-type="float">
            <text:p>1.076</text:p>
          </table:table-cell>
          <table:table-cell office:value-type="float" office:value="76.295" calcext:value-type="float">
            <text:p>76.295</text:p>
          </table:table-cell>
          <table:table-cell office:value-type="float" office:value="0.99999972" calcext:value-type="float">
            <text:p>0.99999972</text:p>
          </table:table-cell>
          <table:table-cell office:value-type="float" office:value="87.697" calcext:value-type="float">
            <text:p>87.697</text:p>
          </table:table-cell>
        </table:table-row>
        <table:table-row table:style-name="ro1">
          <table:table-cell office:value-type="string" calcext:value-type="string">
            <text:p>CUR</text:p>
          </table:table-cell>
          <table:table-cell office:value-type="float" office:value="3.3069" calcext:value-type="float">
            <text:p>3.3069</text:p>
          </table:table-cell>
          <table:table-cell office:value-type="float" office:value="58.244" calcext:value-type="float">
            <text:p>58.24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200.996" calcext:value-type="float">
            <text:p>200.996</text:p>
          </table:table-cell>
        </table:table-row>
        <table:table-row table:style-name="ro1">
          <table:table-cell office:value-type="string" calcext:value-type="string">
            <text:p>CUR with 90% energy retention</text:p>
          </table:table-cell>
          <table:table-cell office:value-type="float" office:value="1.088" calcext:value-type="float">
            <text:p>1.088</text:p>
          </table:table-cell>
          <table:table-cell office:value-type="float" office:value="58.2447" calcext:value-type="float">
            <text:p>58.244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209.699" calcext:value-type="float">
            <text:p>209.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22:56:04.387696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0:41:16.125404014</meta:creation-date>
    <dc:date>2018-10-29T23:08:53.868385211</dc:date>
    <meta:editing-duration>PT5H40M4S</meta:editing-duration>
    <meta:editing-cycles>10</meta:editing-cycles>
    <meta:generator>LibreOffice/5.1.6.2$Linux_X86_64 LibreOffice_project/10m0$Build-2</meta:generator>
    <meta:document-statistic meta:table-count="1" meta:cell-count="35" meta:object-count="0"/>
  </office:meta>
</office:document-meta>
</file>